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fb81" officeooo:paragraph-rsid="0015fb81"/>
    </style:style>
    <style:style style:name="P2" style:family="paragraph" style:parent-style-name="Standard">
      <style:text-properties officeooo:rsid="00161978" officeooo:paragraph-rsid="00161978"/>
    </style:style>
    <style:style style:name="T1" style:family="text">
      <style:text-properties officeooo:rsid="0015fb8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1"><draw:frame draw:style-name="fr1" draw:name="Objekt1" text:anchor-type="as-char" svg:y="-0.621cm" svg:width="6.715cm" svg:height="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b)</text:p>
      <text:p text:style-name="P1"><draw:frame draw:style-name="fr1" draw:name="Objekt2" text:anchor-type="as-char" svg:y="-0.621cm" svg:width="6.419cm" svg:height="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c)</text:p>
      <text:p text:style-name="P1"><draw:frame draw:style-name="fr1" draw:name="Objekt3" text:anchor-type="as-char" svg:y="-0.621cm" svg:width="6.205cm" svg:height="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d)</text:p>
      <text:p text:style-name="P1"><draw:frame draw:style-name="fr1" draw:name="Objekt4" text:anchor-type="as-char" svg:y="-0.85cm" svg:width="7.151cm" svg:height="1.61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Aufgabe B:Median</text:p>
      <text:p text:style-name="P1"/>
      <text:p text:style-name="P1">a)</text:p>
      <text:p text:style-name="P1"><draw:frame draw:style-name="fr1" draw:name="Objekt5" text:anchor-type="as-char" svg:y="-1cm" svg:width="4.651cm" svg:height="1.37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b)</text:p>
      <text:p text:style-name="P1"><draw:frame draw:style-name="fr1" draw:name="Objekt6" text:anchor-type="as-char" svg:y="-0.621cm" svg:width="2.529cm" svg:height="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c)</text:p>
      <text:p text:style-name="P1"><draw:frame draw:style-name="fr1" draw:name="Objekt7" text:anchor-type="as-char" svg:y="-0.621cm" svg:width="2.489cm" svg:height="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d)</text:p>
      <text:p text:style-name="P1"><draw:frame draw:style-name="fr1" draw:name="Objekt8" text:anchor-type="as-char" svg:y="-0.621cm" svg:width="2.501cm" svg:height="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Aufgabe C: Modus</text:p>
      <text:p text:style-name="P1"/>
      <text:p text:style-name="P1">a)</text:p>
      <text:p text:style-name="P1"><draw:frame draw:style-name="fr1" draw:name="Objekt9" text:anchor-type="as-char" svg:y="-0.439cm" svg:width="3.15cm" svg:height="0.59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b)</text:p>
      <text:p text:style-name="P1"><draw:frame draw:style-name="fr1" draw:name="Objekt10" text:anchor-type="as-char" svg:y="-0.439cm" svg:width="3.152cm" svg:height="0.59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c)</text:p>
      <text:p text:style-name="P1"><draw:frame draw:style-name="fr1" draw:name="Objekt11" text:anchor-type="as-char" svg:y="-0.439cm" svg:width="3.154cm" svg:height="0.594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d)</text:p>
      <text:p text:style-name="P1"><draw:frame draw:style-name="fr1" draw:name="Objekt12" text:anchor-type="as-char" svg:y="-0.439cm" svg:width="2.955cm" svg:height="0.594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text:soft-page-break/>Aufgabe D</text:p>
      <text:p text:style-name="P2"/>
      <text:p text:style-name="P2">a)</text:p>
      <text:p text:style-name="P2"><draw:frame draw:style-name="fr1" draw:name="Objekt13" text:anchor-type="as-char" svg:y="-0.621cm" svg:width="2.461cm" svg:height="1cm" draw:z-index="12"><draw:object xlink:href="./Object 13" xlink:type="simple" xlink:show="embed" xlink:actuate="onLoad"/><draw:image xlink:href="./ObjectReplacements/Object 13" xlink:type="simple" xlink:show="embed" xlink:actuate="onLoad"/></draw:frame><text:tab/><text:tab/><draw:frame draw:style-name="fr1" draw:name="Objekt14" text:anchor-type="as-char" svg:y="-0.713cm" svg:width="5.632cm" svg:height="1.092cm" draw:z-index="13"><draw:object xlink:href="./Object 14" xlink:type="simple" xlink:show="embed" xlink:actuate="onLoad"/><draw:image xlink:href="./ObjectReplacements/Object 14" xlink:type="simple" xlink:show="embed" xlink:actuate="onLoad"/></draw:frame><text:tab/><draw:frame draw:style-name="fr1" draw:name="Objekt15" text:anchor-type="as-char" svg:y="-0.483cm" svg:width="2.76cm" svg:height="0.63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2">b)</text:p>
      <text:p text:style-name="P2"><draw:frame draw:style-name="fr1" draw:name="Objekt16" text:anchor-type="as-char" svg:y="-0.377cm" svg:width="0.002cm" svg:height="0.469cm" draw:z-index="15"><draw:object xlink:href="./Object 16" xlink:type="simple" xlink:show="embed" xlink:actuate="onLoad"/><draw:image xlink:href="./ObjectReplacements/Object 1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5fb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Simon Feldman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09:46:38.518000000</meta:creation-date>
    <dc:date>2023-10-27T12:29:04.987000000</dc:date>
    <meta:editing-duration>PT2H42M27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16" meta:page-count="2" meta:paragraph-count="32" meta:word-count="24" meta:character-count="90" meta:non-whitespace-character-count="80"/>
  </office:meta>
</office:document-meta>
</file>

<file path=Object 1/content.xml><?xml version="1.0" encoding="utf-8"?>
<math xmlns="http://www.w3.org/1998/Math/MathML" display="block">
  <semantics>
    <mrow>
      <mover accent="true">
        <msub>
          <mi>x</mi>
          <mn>1</mn>
        </msub>
        <mo stretchy="false">¯</mo>
      </mover>
      <mo stretchy="false">=</mo>
      <mfrac>
        <mrow>
          <mn>1</mn>
          <mo stretchy="false">+</mo>
          <mn>2</mn>
          <mo stretchy="false">+</mo>
          <mn>3</mn>
          <mo stretchy="false">+</mo>
          <mn>4</mn>
          <mo stretchy="false">+</mo>
          <mn>5</mn>
          <mo stretchy="false">+</mo>
          <mn>6</mn>
          <mo stretchy="false">+</mo>
          <mn>7</mn>
          <mo stretchy="false">+</mo>
          <mn>8</mn>
          <mo stretchy="false">+</mo>
          <mn>9</mn>
          <mo stretchy="false">+</mo>
          <mn>10</mn>
        </mrow>
        <mn>10</mn>
      </mfrac>
      <mo stretchy="false">=</mo>
      <mn>5,5</mn>
    </mrow>
    <annotation encoding="StarMath 5.0">bar{ x_1 }={ 1+2+3+4+5+6+7+8+9+10 }over{10}=5,5</annotation>
  </semantics>
</math>
</file>

<file path=Object 10/content.xml><?xml version="1.0" encoding="utf-8"?>
<math xmlns="http://www.w3.org/1998/Math/MathML" display="block">
  <semantics>
    <mrow>
      <msub>
        <mi>M</mi>
        <mrow>
          <mi>O</mi>
          <mn>2</mn>
        </mrow>
      </msub>
      <mover accent="true">
        <mi mathvariant="italic">keinen</mi>
        <mo stretchy="false">^</mo>
      </mover>
      <mi mathvariant="italic">Modus</mi>
    </mrow>
    <annotation encoding="StarMath 5.0">M_O2 hat keinen Modus</annotation>
  </semantics>
</math>
</file>

<file path=Object 11/content.xml><?xml version="1.0" encoding="utf-8"?>
<math xmlns="http://www.w3.org/1998/Math/MathML" display="block">
  <semantics>
    <mrow>
      <msub>
        <mi>M</mi>
        <mrow>
          <mi>O</mi>
          <mn>3</mn>
        </mrow>
      </msub>
      <mover accent="true">
        <mi mathvariant="italic">keinen</mi>
        <mo stretchy="false">^</mo>
      </mover>
      <mi mathvariant="italic">Modus</mi>
    </mrow>
    <annotation encoding="StarMath 5.0">M_O3 hat keinen Modus</annotation>
  </semantics>
</math>
</file>

<file path=Object 12/content.xml><?xml version="1.0" encoding="utf-8"?>
<math xmlns="http://www.w3.org/1998/Math/MathML" display="block">
  <semantics>
    <mrow>
      <msub>
        <mi>M</mi>
        <mrow>
          <mi>O</mi>
          <mn>4</mn>
        </mrow>
      </msub>
      <mover accent="true">
        <mi mathvariant="italic">den</mi>
        <mo stretchy="false">^</mo>
      </mover>
      <mi mathvariant="italic">Modus</mi>
      <mtext>=</mtext>
    </mrow>
    <annotation encoding="StarMath 5.0">M_O4 hat den Modus "="</annotation>
  </semantics>
</math>
</file>

<file path=Object 13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n>1</mn>
          <mo stretchy="false">+</mo>
          <mn>2</mn>
          <mo stretchy="false">+</mo>
          <mn>3</mn>
        </mrow>
        <mn>3</mn>
      </mfrac>
      <mo stretchy="false">=</mo>
      <mn>2</mn>
    </mrow>
    <annotation encoding="StarMath 5.0">bar{ x }={ 1+2+3 }over{ 3 }=2</annotation>
  </semantics>
</math>
</file>

<file path=Object 14/content.xml><?xml version="1.0" encoding="utf-8"?>
<math xmlns="http://www.w3.org/1998/Math/MathML" display="block">
  <semantics>
    <mrow>
      <msup>
        <msub>
          <mi>s</mi>
          <mn>1</mn>
        </msub>
        <mn>2</mn>
      </msup>
      <mo stretchy="false">=</mo>
      <mfrac>
        <mrow>
          <msup>
            <mrow>
              <mo fence="true" form="prefix" stretchy="false">(</mo>
              <mrow>
                <mrow>
                  <mn>1</mn>
                  <mo stretchy="false">−</mo>
                  <mn>2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n>2</mn>
                  <mo stretchy="false">−</mo>
                  <mn>2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n>3</mn>
                  <mo stretchy="false">−</mo>
                  <mn>2</mn>
                </mrow>
              </mrow>
              <mo fence="true" form="postfix" stretchy="false">)</mo>
            </mrow>
            <mn>2</mn>
          </msup>
        </mrow>
        <mrow>
          <mn>3</mn>
          <mo stretchy="false">−</mo>
          <mn>1</mn>
        </mrow>
      </mfrac>
      <mo stretchy="false">=</mo>
      <mn>1</mn>
    </mrow>
    <annotation encoding="StarMath 5.0">{s_1}^2={ (1-2)^2+(2-2)^2+(3-2)^2 }over{ 3-1 }=1</annotation>
  </semantics>
</math>
</file>

<file path=Object 15/content.xml><?xml version="1.0" encoding="utf-8"?>
<math xmlns="http://www.w3.org/1998/Math/MathML" display="block">
  <semantics>
    <mrow>
      <msub>
        <mi>s</mi>
        <mn>1</mn>
      </msub>
      <mo stretchy="false">=</mo>
      <msqrt>
        <msup>
          <msub>
            <mi>s</mi>
            <mn>1</mn>
          </msub>
          <mn>2</mn>
        </msup>
      </msqrt>
      <mo stretchy="false">=</mo>
      <msqrt>
        <mn>1</mn>
      </msqrt>
      <mo stretchy="false">=</mo>
      <mn>1</mn>
    </mrow>
    <annotation encoding="StarMath 5.0">s_1=sqrt{ {s_1}^2 }=sqrt1=1</annotation>
  </semantics>
</math>
</file>

<file path=Object 16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over accent="true">
        <msub>
          <mi>x</mi>
          <mn>2</mn>
        </msub>
        <mo stretchy="false">¯</mo>
      </mover>
      <mo stretchy="false">=</mo>
      <mfrac>
        <mrow>
          <mn>1</mn>
          <mo stretchy="false">−</mo>
          <mn>1</mn>
          <mo stretchy="false">+</mo>
          <mn>1</mn>
          <mo stretchy="false">−</mo>
          <mn>1</mn>
          <mo stretchy="false">+</mo>
          <mn>1</mn>
          <mo stretchy="false">−</mo>
          <mn>1</mn>
          <mo stretchy="false">+</mo>
          <mn>1</mn>
          <mo stretchy="false">−</mo>
          <mn>1</mn>
          <mo stretchy="false">+</mo>
          <mn>1</mn>
          <mo stretchy="false">−</mo>
          <mn>1</mn>
        </mrow>
        <mn>10</mn>
      </mfrac>
      <mo stretchy="false">=</mo>
      <mn>0</mn>
    </mrow>
    <annotation encoding="StarMath 5.0">bar{ x_2 }= { 1-1+1-1+1-1+1-1+1-1 }over{ 10 }=0</annotation>
  </semantics>
</math>
</file>

<file path=Object 3/content.xml><?xml version="1.0" encoding="utf-8"?>
<math xmlns="http://www.w3.org/1998/Math/MathML" display="block">
  <semantics>
    <mrow>
      <mover accent="true">
        <msub>
          <mi>x</mi>
          <mn>3</mn>
        </msub>
        <mo stretchy="false">¯</mo>
      </mover>
      <mo stretchy="false">=</mo>
      <mfrac>
        <mrow>
          <mn>0</mn>
          <mo stretchy="false">+</mo>
          <mn>0</mn>
          <mo stretchy="false">+</mo>
          <mn>0</mn>
          <mo stretchy="false">+</mo>
          <mn>0</mn>
          <mo stretchy="false">+</mo>
          <mn>0</mn>
          <mo stretchy="false">+</mo>
          <mn>0</mn>
          <mo stretchy="false">+</mo>
          <mn>0</mn>
          <mo stretchy="false">+</mo>
          <mn>0</mn>
          <mo stretchy="false">+</mo>
          <mn>0</mn>
          <mo stretchy="false">+</mo>
          <mn>0</mn>
        </mrow>
        <mn>10</mn>
      </mfrac>
      <mo stretchy="false">=</mo>
      <mn>0</mn>
    </mrow>
    <annotation encoding="StarMath 5.0">bar{ x_3 }= { 0+0+0+0+0+0+0+0+0+0 }over{ 10 }=0</annotation>
  </semantics>
</math>
</file>

<file path=Object 4/content.xml><?xml version="1.0" encoding="utf-8"?>
<math xmlns="http://www.w3.org/1998/Math/MathML" display="block">
  <semantics>
    <mtable>
      <mtr>
        <mtd>
          <mrow>
            <mover accent="true">
              <msub>
                <mi>x</mi>
                <mn>4</mn>
              </msub>
              <mo stretchy="false">¯</mo>
            </mover>
            <mo stretchy="false">=</mo>
            <mfrac>
              <mrow>
                <mn>0</mn>
                <mo stretchy="false">+</mo>
                <mn>0</mn>
                <mo stretchy="false">+</mo>
                <mn>0</mn>
                <mo stretchy="false">+</mo>
                <mn>0</mn>
                <mo stretchy="false">+</mo>
                <mn>0</mn>
                <mo stretchy="false">+</mo>
                <mn>0</mn>
                <mo stretchy="false">+</mo>
                <mn>0</mn>
                <mo stretchy="false">+</mo>
                <mn>0</mn>
                <mo stretchy="false">+</mo>
                <mn>0</mn>
                <mo stretchy="false">+</mo>
                <msub>
                  <mi>x</mi>
                  <mn>10</mn>
                </msub>
              </mrow>
              <mn>10</mn>
            </mfrac>
            <mo stretchy="false">=</mo>
            <mn>1</mn>
          </mrow>
        </mtd>
      </mtr>
      <mtr>
        <mtd>
          <mrow>
            <mrow>
              <mn>0</mn>
              <mo stretchy="false">+</mo>
              <mn>0</mn>
              <mo stretchy="false">+</mo>
              <mn>0</mn>
              <mo stretchy="false">+</mo>
              <mn>0</mn>
              <mo stretchy="false">+</mo>
              <mn>0</mn>
              <mo stretchy="false">+</mo>
              <mn>0</mn>
              <mo stretchy="false">+</mo>
              <mn>0</mn>
              <mo stretchy="false">+</mo>
              <mn>0</mn>
              <mo stretchy="false">+</mo>
              <mn>0</mn>
              <mo stretchy="false">+</mo>
              <msub>
                <mi>x</mi>
                <mn>10</mn>
              </msub>
            </mrow>
            <mo stretchy="false">=</mo>
            <mrow>
              <mn>10</mn>
              <mo stretchy="false">∗</mo>
              <mn>1</mn>
            </mrow>
            <mo stretchy="false">=</mo>
            <mn>10</mn>
          </mrow>
        </mtd>
      </mtr>
    </mtable>
    <annotation encoding="StarMath 5.0">bar{ x_4 }= { 0+0+0+0+0+0+0+0+0+x_10 }over{ 10 }=1 newline
0+0+0+0+0+0+0+0+0+x_10= 10*1=10</annotation>
  </semantics>
</math>
</file>

<file path=Object 5/content.xml><?xml version="1.0" encoding="utf-8"?>
<math xmlns="http://www.w3.org/1998/Math/MathML" display="block">
  <semantics>
    <mrow>
      <msub>
        <mi mathvariant="italic">Md</mi>
        <mn>1</mn>
      </msub>
      <mo stretchy="false">=</mo>
      <mfrac>
        <mrow>
          <msub>
            <mi>x</mi>
            <mfrac>
              <mi>n</mi>
              <mn>2</mn>
            </mfrac>
          </msub>
          <mo stretchy="false">+</mo>
          <msub>
            <mi>x</mi>
            <mfrac>
              <mrow>
                <mi>n</mi>
                <mo stretchy="false">+</mo>
                <mn>1</mn>
              </mrow>
              <mn>2</mn>
            </mfrac>
          </msub>
        </mrow>
        <mn>2</mn>
      </mfrac>
      <mo stretchy="false">=</mo>
      <mfrac>
        <mrow>
          <mn>5</mn>
          <mo stretchy="false">+</mo>
          <mn>6</mn>
        </mrow>
        <mn>2</mn>
      </mfrac>
      <mo stretchy="false">=</mo>
      <mn>5,5</mn>
    </mrow>
    <annotation encoding="StarMath 5.0">Md_1={x_{ {n}over{2} }+x_{ {n+1}over{2} }}over{ 2 }={5+6}over{ 2 }=5,5</annotation>
  </semantics>
</math>
</file>

<file path=Object 6/content.xml><?xml version="1.0" encoding="utf-8"?>
<math xmlns="http://www.w3.org/1998/Math/MathML" display="block">
  <semantics>
    <mrow>
      <msub>
        <mi mathvariant="italic">Md</mi>
        <mn>2</mn>
      </msub>
      <mo stretchy="false">=</mo>
      <mfrac>
        <mrow>
          <mn>1</mn>
          <mo stretchy="false">−</mo>
          <mn>1</mn>
        </mrow>
        <mn>2</mn>
      </mfrac>
      <mo stretchy="false">=</mo>
      <mn>0</mn>
    </mrow>
    <annotation encoding="StarMath 5.0">Md_2={1-1}over2=0</annotation>
  </semantics>
</math>
</file>

<file path=Object 7/content.xml><?xml version="1.0" encoding="utf-8"?>
<math xmlns="http://www.w3.org/1998/Math/MathML" display="block">
  <semantics>
    <mrow>
      <msub>
        <mi mathvariant="italic">Md</mi>
        <mn>3</mn>
      </msub>
      <mo stretchy="false">=</mo>
      <mfrac>
        <mrow>
          <mn>0</mn>
          <mo stretchy="false">+</mo>
          <mn>0</mn>
        </mrow>
        <mn>2</mn>
      </mfrac>
      <mo stretchy="false">=</mo>
      <mn>0</mn>
    </mrow>
    <annotation encoding="StarMath 5.0">Md_3={0+0}over2=0</annotation>
  </semantics>
</math>
</file>

<file path=Object 8/content.xml><?xml version="1.0" encoding="utf-8"?>
<math xmlns="http://www.w3.org/1998/Math/MathML" display="block">
  <semantics>
    <mrow>
      <msub>
        <mi mathvariant="italic">Md</mi>
        <mn>4</mn>
      </msub>
      <mo stretchy="false">=</mo>
      <mfrac>
        <mrow>
          <mn>0</mn>
          <mo stretchy="false">+</mo>
          <mn>0</mn>
        </mrow>
        <mn>2</mn>
      </mfrac>
      <mo stretchy="false">=</mo>
      <mn>0</mn>
    </mrow>
    <annotation encoding="StarMath 5.0">Md_4={0+0}over2=0</annotation>
  </semantics>
</math>
</file>

<file path=Object 9/content.xml><?xml version="1.0" encoding="utf-8"?>
<math xmlns="http://www.w3.org/1998/Math/MathML" display="block">
  <semantics>
    <mrow>
      <msub>
        <mi>M</mi>
        <mrow>
          <mi>O</mi>
          <mn>1</mn>
        </mrow>
      </msub>
      <mover accent="true">
        <mi mathvariant="italic">keinen</mi>
        <mo stretchy="false">^</mo>
      </mover>
      <mi mathvariant="italic">Modus</mi>
    </mrow>
    <annotation encoding="StarMath 5.0">M_O1 hat keinen Modus</annotation>
  </semantics>
</math>
</file>